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333" officeooo:paragraph-rsid="000eb333"/>
    </style:style>
    <style:style style:name="P2" style:family="paragraph" style:parent-style-name="Standard">
      <style:paragraph-properties fo:text-align="center" style:justify-single-word="false"/>
      <style:text-properties fo:font-size="16pt" officeooo:rsid="000eb333" officeooo:paragraph-rsid="000eb33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b333" officeooo:paragraph-rsid="000eb33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b5a6" officeooo:paragraph-rsid="000fb5a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19eb" officeooo:paragraph-rsid="001119e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227f6" officeooo:paragraph-rsid="001227f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fdd2" officeooo:paragraph-rsid="0013fdd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5cf27" officeooo:paragraph-rsid="0015cf2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fdd2" officeooo:paragraph-rsid="0013fdd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722ff" officeooo:paragraph-rsid="001722ff" style:font-size-asian="10.5pt" style:font-size-complex="12pt"/>
    </style:style>
    <style:style style:name="T1" style:family="text">
      <style:text-properties officeooo:rsid="000fb5a6"/>
    </style:style>
    <style:style style:name="T2" style:family="text">
      <style:text-properties officeooo:rsid="001016ce"/>
    </style:style>
    <style:style style:name="T3" style:family="text">
      <style:text-properties officeooo:rsid="001227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14</text:p>
      <text:p text:style-name="P1"/>
      <text:p text:style-name="P2">Compte-rendu Projet L3 Informatique</text:p>
      <text:p text:style-name="P2"/>
      <text:p text:style-name="P3">Descriptif de la structure du code :</text:p>
      <text:p text:style-name="P3"/>
      <text:p text:style-name="P3">Nous n’avons pas créé de fichiers additionnels par rapport aux fichiers fournis.</text:p>
      <text:p text:style-name="P3">Voilà les principales modifications que nous avons effectué :</text:p>
      <text:p text:style-name="P3"/>
      <text:p text:style-name="P3">memory.c/.h :</text:p>
      <text:p text:style-name="P3"><text:tab/>Écriture des principales fonctions d’accès à la mémoire (lecture/écriture sur 8,16,32 bits, modifications des données lues en fonction de l’endianness de la machine hôte)</text:p>
      <text:p text:style-name="P3"/>
      <text:p text:style-name="P3">registers.c/.h :</text:p>
      <text:p text:style-name="P3"><text:tab/>Écriture des fonctions d’accès aux registres, <text:span text:style-name="T1">lecture/écriture d’un registre et informations sur l’état du système (mode utilisé etc.)</text:span></text:p>
      <text:p text:style-name="P3"/>
      <text:p text:style-name="P4">arm_instructions.c/.h :</text:p>
      <text:p text:style-name="P4"><text:tab/>Gestion du code de condition de l’instruction pour déterminer si celle-ci doit être exécutée et envoi aux fonctions de gestion de type d’instruction en fonction du type de l’instruction particulier utilisé.</text:p>
      <text:p text:style-name="P4"/>
      <text:p text:style-name="P4">arm_branch_others.c/.h :</text:p>
      <text:p text:style-name="P4"><text:tab/>Écriture des fonctions gérant les instructions de branchement ainsi que de l’instruction MRS (Échange des registres SPSR et CPSR)</text:p>
      <text:p text:style-name="P4"/>
      <text:p text:style-name="P4">arm_data_processing.c/.h :</text:p>
      <text:p text:style-name="P4"><text:tab/>Écriture de la fonction décodant le shifter_operand et aiguillage des différentes instructions vers le bon handler d’instruction, <text:span text:style-name="T2">codage des fonctions mettant à jour les FLAGS</text:span></text:p>
      <text:p text:style-name="P4"/>
      <text:p text:style-name="P4">arm_load_store.c/.h :</text:p>
      <text:p text:style-name="P4"><text:tab/><text:span text:style-name="T2">Écriture de la fonction de décodage de l’offset et écriture des différentes instructions de load et store</text:span></text:p>
      <text:p text:style-name="P4"/>
      <text:p text:style-name="P5">Fonctionnalités implémentées :</text:p>
      <text:p text:style-name="P5"><text:tab/>Toutes les fonctionnalités demandées, <text:span text:style-name="T3">mais pas les fonctionnalités bonus telles que la gestion des exceptions (gestion de toutes les instructions ldm et stm et pas seulement ldm(1), stm(1))</text:span></text:p>
      <text:p text:style-name="P5"/>
      <text:p text:style-name="P6">Pas de bogues connus.</text:p>
      <text:p text:style-name="P6"/>
      <text:p text:style-name="P6">Tests effectués :</text:p>
      <text:p text:style-name="P6"><text:tab/>Principaux tests concernent registers et memory, nous avons aussi testé les exemples assembleur fournis mais pas l’exemple en C car celui-ci n’est pas correct, il produit des instructions POP et PUSH à la compilation ce qui n’est pas pris en charge par notre simulateur.</text:p>
      <text:p text:style-name="P8">Création de scripts de test automatisé permettant de comparer le résultats de notre simulateur avec le résultat du simulateur intégré de gdb.</text:p>
      <text:p text:style-name="P6"/>
      <text:p text:style-name="P6">Journal de bord :</text:p>
      <text:p text:style-name="P6">Nils DEFAUW :</text:p>
      <text:p text:style-name="P6"><text:tab/>Implémentation de registers.c et de certaines instructions de data_processing ainsi que de l’instruction de branchement et mise au propre du code avant les vacances.</text:p>
      <text:p text:style-name="P6"><text:soft-page-break/>Pas de travail après les vacances en raison d’examens terminaux de Mathématiques (Double licence)</text:p>
      <text:p text:style-name="P6"><text:tab/>Participation à l’écriture du compte-rendu.</text:p>
      <text:p text:style-name="P6"/>
      <text:p text:style-name="P7">Julien LECLERC :</text:p>
      <text:p text:style-name="P7"><text:tab/>Implémentation de memory.c, de la fonction de décodage du shifter operand et quelques instructions de data_processing, ainsi que les scripts de tests automatisés. Ecriture de quelques examples de tests. Participation à l’écriture du compte rendu.</text:p>
      <text:p text:style-name="P7"/>
      <text:p text:style-name="P10">ZHOU WANGCHUNSHU :</text:p>
      <text:p text:style-name="P10"><text:tab/>Implémentation de certaines instructions de branchement et de arm_miscellaneous.</text:p>
      <text:p text:style-name="P10"><text:tab/>Participation à l’implémentation de memory.c et la factorisation des instructions dans arm_instructions.c. Participation à l’écriture du compte rend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0:33.835304933</meta:creation-date>
    <dc:date>2018-01-12T13:42:39.653079485</dc:date>
    <meta:editing-duration>PT31M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402" meta:character-count="2789" meta:non-whitespace-character-count="2407"/>
  </office:meta>
</office:document-meta>
</file>